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Hebrews 11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Explanation of Faith (11:1-3, 6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The Explanation of Faith (11:1-3, 6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Its nature (11:1-2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Its nature (11:1-2)<text:s text:c="1"/></text:span><text:span text:style-name="a504" text:class-names=""/></text:p>
          </draw:text-box>
          <svg:title/>
          <svg:desc/>
        </draw:frame>
        <draw:frame draw:id="id95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"It is the confident assurance that what we hope for is going to happen" (11:1a).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"It is the evidence of things we cannot yet see" (11:1b).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7" draw:master-page-name="Master1-Layout12-tx-Title-and-Text" presentation:presentation-page-layout-name="Master1-PPL12" draw:id="Slide-259">
        <draw:frame draw:id="id96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The Explanation of Faith (11:1-3, 6)<text:s text:c="1"/></text:span><text:span text:style-name="a519" text:class-names=""/></text:p>
          </draw:text-box>
          <svg:title/>
          <svg:desc/>
        </draw:frame>
        <draw:frame draw:id="id97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Its nature (11:1-2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Its necessity (11:3, 6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5" draw:style-name="a532" draw:master-page-name="Master1-Layout12-tx-Title-and-Text" presentation:presentation-page-layout-name="Master1-PPL12" draw:id="Slide-260">
        <draw:frame draw:id="id98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<text:s text:c="1"/>Its necessity (11:3, 6)<text:s text:c="1"/></text:span><text:span text:style-name="a534" text:class-names=""/></text:p>
          </draw:text-box>
          <svg:title/>
          <svg:desc/>
        </draw:frame>
        <draw:frame draw:id="id99" presentation:style-name="a549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With it people in the Old Testament were approved by God (11:2).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With it we are able to believe the power of God (11:3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Without it we are unable to please the person of God (11:6).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6" draw:style-name="a550" draw:master-page-name="Master1-Layout12-tx-Title-and-Text" presentation:presentation-page-layout-name="Master1-PPL12" draw:id="Slide-261">
        <draw:frame draw:id="id100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The Explanation of Faith (11:1-3, 6)<text:s text:c="1"/></text:span><text:span text:style-name="a552" text:class-names=""/></text:p>
          </draw:text-box>
          <svg:title/>
          <svg:desc/>
        </draw:frame>
        <draw:frame draw:id="id101" presentation:style-name="a567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Its nature (11:1-2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Its necessity (11:3, 6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EXAMPLES OF FAITH (11:4-5, 7-40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7" draw:style-name="a568" draw:master-page-name="Master1-Layout1-title-Title-Slide" presentation:presentation-page-layout-name="Master1-PPL1" draw:id="Slide-262">
        <draw:frame draw:id="id102" presentation:style-name="a572" draw:name="Title 1" svg:x="1.38in" svg:y="0.83in" svg:width="10.3in" svg:height="4.42in" presentation:class="title" presentation:placeholder="false">
          <draw:text-box>
            <text:p text:style-name="a571" text:class-names="" text:cond-style-name=""><text:span text:style-name="a569" text:class-names=""><text:s text:c="1"/>THE EXAMPLES OF FAITH (11:4-5, 7-40)<text:s text:c="1"/></text:span><text:span text:style-name="a570" text:class-names=""/></text:p>
          </draw:text-box>
          <svg:title/>
          <svg:desc/>
        </draw:frame>
        <draw:frame draw:id="id103" presentation:style-name="a577" draw:name="Subtitle 2" svg:x="1.38in" svg:y="5.25in" svg:width="10.3in" svg:height="1.85in" presentation:class="subtitle" presentation:placeholder="false">
          <draw:text-box>
            <text:p text:style-name="a574" text:class-names="" text:cond-style-name=""><text:span text:style-name="a573" text:class-names=""><text:s text:c="1"/>Who they were (11:4a, 5a, 7a, 8a-11a, 12, 17-18, 20a, 21a, 22a, 23a, 24, 27a, 28a, 31a, 32):<text:s text:c="1"/></text:span></text:p>
            <text:p text:style-name="a576" text:class-names="" text:cond-style-name=""><text:span text:style-name="a575" text:class-names=""/></text:p>
          </draw:text-box>
          <svg:title/>
          <svg:desc/>
        </draw:frame>
      </draw:page>
      <draw:page draw:name="Slide8" draw:style-name="a578" draw:master-page-name="Master1-Layout13-twoColTx-Title-and-2-Column-Text" presentation:presentation-page-layout-name="Master1-PPL13" draw:id="Slide-263">
        <draw:frame draw:id="id104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<text:s text:c="1"/>Who they were (11:4a, 5a, 7a, 8a-11a, 12, 17-18, 20a, 21a, 22a, 23a, 24, 27a, 28a, 31a, 32):<text:s text:c="1"/></text:span><text:span text:style-name="a580" text:class-names=""/></text:p>
          </draw:text-box>
          <svg:title/>
          <svg:desc/>
        </draw:frame>
        <draw:frame draw:id="id105" presentation:style-name="a613" draw:name="Text Placeholder 2" svg:x="1.38021in" svg:y="2in" svg:width="4.61632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Abel (11:4a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Enoch (11:5a)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Noah (11:7a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Abraham (11:8a, 9, 12, 17-18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Sarah (11:11a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Isaac (11:20a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Jacob (11:21a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Joseph (11:22a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Moses' parents (11:23a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  <draw:frame draw:id="id106" presentation:style-name="a647" draw:name="Text Placeholder 3" svg:x="6.16319in" svg:y="2in" svg:width="4.61632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Moses (11:24, 27a, 28a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The people of Israel (11:29a, 30a)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Rahab (11:31a)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Gideon (11:32a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Barak (11:32b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Samson (11:32c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Jephthah (11:32d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David (11:32e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Samuel (11:32f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All the prophets (11:32g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/></text:p>
              </text:list-item>
            </text:list>
          </draw:text-box>
          <svg:title/>
          <svg:desc/>
        </draw:frame>
      </draw:page>
      <draw:page draw:name="Slide9" draw:style-name="a648" draw:master-page-name="Master1-Layout12-tx-Title-and-Text" presentation:presentation-page-layout-name="Master1-PPL12" draw:id="Slide-264">
        <draw:frame draw:id="id107" presentation:style-name="a652" draw:name="Title 1" svg:x="1.38in" svg:y="0.4in" svg:width="10.6in" svg:height="1.44965in" presentation:class="title" presentation:placeholder="false">
          <draw:text-box>
            <text:p text:style-name="a651" text:class-names="" text:cond-style-name=""><text:span text:style-name="a649" text:class-names=""><text:s text:c="1"/>THE EXAMPLES OF FAITH (11:4-5, 7-40)<text:s text:c="1"/></text:span><text:span text:style-name="a650" text:class-names=""/></text:p>
          </draw:text-box>
          <svg:title/>
          <svg:desc/>
        </draw:frame>
        <draw:frame draw:id="id108" presentation:style-name="a662" draw:name="Text Placeholder 2" svg:x="1.38in" svg:y="2in" svg:width="9.4in" svg:height="4.75868in" presentation:class="outline" presentation:placeholder="false">
          <draw:text-box>
            <text:list text:style-name="a655">
              <text:list-item>
                <text:p text:style-name="a654" text:class-names="" text:cond-style-name=""><text:span text:style-name="a653" text:class-names=""><text:s text:c="1"/>Who they were (11:4a, 5a, 7a, 8a-11a, 12, 17-18, 20a, 21a, 22a, 23a, 24, 27a, 28a, 31a, 32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What they did (11:4b, 5b, 7b, 8b, 11b, 19, 20b, 21b, 22b, 23b, 25, 27b, 28b-30, 31b, 33-35a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draw:page draw:name="Slide10" draw:style-name="a663" draw:master-page-name="Master1-Layout13-twoColTx-Title-and-2-Column-Text" presentation:presentation-page-layout-name="Master1-PPL13" draw:id="Slide-265">
        <draw:frame draw:id="id109" presentation:style-name="a667" draw:name="Title 1" svg:x="1.38in" svg:y="0.4in" svg:width="10.6in" svg:height="1.44965in" presentation:class="title" presentation:placeholder="false">
          <draw:text-box>
            <text:p text:style-name="a666" text:class-names="" text:cond-style-name=""><text:span text:style-name="a664" text:class-names=""><text:s text:c="1"/>What they did (11:4b, 5b, 7b, 8b, 11b, 19, 20b, 21b, 22b, 23b, 25, 27b, 28b-30, 31b, 33-35a)<text:s text:c="1"/></text:span><text:span text:style-name="a665" text:class-names=""/></text:p>
          </draw:text-box>
          <svg:title/>
          <svg:desc/>
        </draw:frame>
        <draw:frame draw:id="id110" presentation:style-name="a695" draw:name="Text Placeholder 2" svg:x="1.38021in" svg:y="2in" svg:width="4.61632in" svg:height="4.75868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<text:s text:c="1"/>Abel gave the Lord an acceptable offering (11:4b).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Enoch left the earth without dying (11:5b).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<text:s text:c="1"/>Noah survived the great Flood (11:7b).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Abraham inherited a land (11:8b).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Sarah bore a son through a barren womb and began a nation (11:11b).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Abraham believed that God could raise the dead (11:19).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Isaac and Jacob both predicted the future (11:20b, 21b).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Joseph anticipated the Exodus long before it happened (11:22b).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</draw:text-box>
          <svg:title/>
          <svg:desc/>
        </draw:frame>
        <draw:frame draw:id="id111" presentation:style-name="a723" draw:name="Text Placeholder 3" svg:x="6.16319in" svg:y="2in" svg:width="4.61632in" svg:height="4.75868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6" text:class-names=""><text:s text:c="1"/>Moses' parents defied the king of Egypt (11:23b).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Moses forsook the pleasures of sin (11:25).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Moses left the land of Egypt and was not afraid of the king (11:27b).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<text:s text:c="1"/>The people of Israel kept the Passover (11:28b).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The people of Israel crossed the Red Sea (11:29).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The people of Israel shouted down a city (11:30).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<text:s text:c="1"/>Rahab protected some Hebrew spies (11:31b).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<text:s text:c="1"/>The prophets and judges subdued kingdoms, shut the mouths of lions, quenched flames, escaped the sword, exchanged weakness for strength, put enemy armies to flight, and a few even raised the dead (11:33-35a).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/></text:p>
              </text:list-item>
            </text:list>
          </draw:text-box>
          <svg:title/>
          <svg:desc/>
        </draw:frame>
      </draw:page>
      <draw:page draw:name="Slide11" draw:style-name="a724" draw:master-page-name="Master1-Layout12-tx-Title-and-Text" presentation:presentation-page-layout-name="Master1-PPL12" draw:id="Slide-266">
        <draw:frame draw:id="id112" presentation:style-name="a728" draw:name="Title 1" svg:x="1.38in" svg:y="0.4in" svg:width="10.6in" svg:height="1.44965in" presentation:class="title" presentation:placeholder="false">
          <draw:text-box>
            <text:p text:style-name="a727" text:class-names="" text:cond-style-name=""><text:span text:style-name="a725" text:class-names=""><text:s text:c="1"/>THE EXAMPLES OF FAITH (11:4-5, 7-40)<text:s text:c="1"/></text:span><text:span text:style-name="a726" text:class-names=""/></text:p>
          </draw:text-box>
          <svg:title/>
          <svg:desc/>
        </draw:frame>
        <draw:frame draw:id="id113" presentation:style-name="a741" draw:name="Text Placeholder 2" svg:x="1.38in" svg:y="2in" svg:width="9.4in" svg:height="4.75868in" presentation:class="outline" presentation:placeholder="false">
          <draw:text-box>
            <text:list text:style-name="a731">
              <text:list-item>
                <text:p text:style-name="a730" text:class-names="" text:cond-style-name=""><text:span text:style-name="a729" text:class-names=""><text:s text:c="1"/>Who they were (11:4a, 5a, 7a, 8a-11a, 12, 17-18, 20a, 21a, 22a, 23a, 24, 27a, 28a, 31a, 32):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<text:s text:c="1"/>What they did (11:4b, 5b, 7b, 8b, 11b, 19, 20b, 21b, 22b, 23b, 25, 27b, 28b-30, 31b, 33-35a)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<text:s text:c="1"/>What they endured (11:35b-38)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/></text:p>
              </text:list-item>
            </text:list>
          </draw:text-box>
          <svg:title/>
          <svg:desc/>
        </draw:frame>
      </draw:page>
      <draw:page draw:name="Slide12" draw:style-name="a742" draw:master-page-name="Master1-Layout13-twoColTx-Title-and-2-Column-Text" presentation:presentation-page-layout-name="Master1-PPL13" draw:id="Slide-267">
        <draw:frame draw:id="id114" presentation:style-name="a746" draw:name="Title 1" svg:x="1.38in" svg:y="0.4in" svg:width="10.6in" svg:height="1.44965in" presentation:class="title" presentation:placeholder="false">
          <draw:text-box>
            <text:p text:style-name="a745" text:class-names="" text:cond-style-name=""><text:span text:style-name="a743" text:class-names=""><text:s text:c="1"/>What they endured (11:35b-38)<text:s text:c="1"/></text:span><text:span text:style-name="a744" text:class-names=""/></text:p>
          </draw:text-box>
          <svg:title/>
          <svg:desc/>
        </draw:frame>
        <draw:frame draw:id="id115" presentation:style-name="a762" draw:name="Text Placeholder 2" svg:x="1.38021in" svg:y="2in" svg:width="4.61632in" svg:height="4.75868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7" text:class-names=""><text:s text:c="1"/>Terrible torture (11:35b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<text:s text:c="1"/>Ridicule (11:36a)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<text:s text:c="1"/>Cruel flogging (11:36b)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<text:s text:c="1"/>Imprisonment (11:36c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/></text:p>
              </text:list-item>
            </text:list>
          </draw:text-box>
          <svg:title/>
          <svg:desc/>
        </draw:frame>
        <draw:frame draw:id="id116" presentation:style-name="a778" draw:name="Text Placeholder 3" svg:x="6.16319in" svg:y="2in" svg:width="4.61632in" svg:height="4.75868in" presentation:class="outline" presentation:placeholder="false">
          <draw:text-box>
            <text:list text:style-name="a765">
              <text:list-item>
                <text:p text:style-name="a764" text:class-names="" text:cond-style-name=""><text:span text:style-name="a763" text:class-names=""><text:s text:c="1"/>Stoning (11:37a)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<text:s text:c="1"/>Being sawn in two (11:37b)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<text:s text:c="1"/>Death by the sword (11:37c)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<text:s text:c="1"/>Extreme poverty (11:37d-38)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/></text:p>
              </text:list-item>
            </text:list>
          </draw:text-box>
          <svg:title/>
          <svg:desc/>
        </draw:frame>
      </draw:page>
      <draw:page draw:name="Slide13" draw:style-name="a779" draw:master-page-name="Master1-Layout12-tx-Title-and-Text" presentation:presentation-page-layout-name="Master1-PPL12" draw:id="Slide-268">
        <draw:frame draw:id="id117" presentation:style-name="a783" draw:name="Title 1" svg:x="1.38in" svg:y="0.4in" svg:width="10.6in" svg:height="1.44965in" presentation:class="title" presentation:placeholder="false">
          <draw:text-box>
            <text:p text:style-name="a782" text:class-names="" text:cond-style-name=""><text:span text:style-name="a780" text:class-names=""><text:s text:c="1"/>THE EXAMPLES OF FAITH (11:4-5, 7-40)<text:s text:c="1"/></text:span><text:span text:style-name="a781" text:class-names=""/></text:p>
          </draw:text-box>
          <svg:title/>
          <svg:desc/>
        </draw:frame>
        <draw:frame draw:id="id118" presentation:style-name="a799" draw:name="Text Placeholder 2" svg:x="1.38in" svg:y="2in" svg:width="9.4in" svg:height="4.75868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84" text:class-names=""><text:s text:c="1"/>Who they were (11:4a, 5a, 7a, 8a-11a, 12, 17-18, 20a, 21a, 22a, 23a, 24, 27a, 28a, 31a, 32):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<text:s text:c="1"/>What they did (11:4b, 5b, 7b, 8b, 11b, 19, 20b, 21b, 22b, 23b, 25, 27b, 28b-30, 31b, 33-35a)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What they endured (11:35b-38)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Why they endured (11:10, 13-15, 16b, 26, 35c)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/></text:p>
              </text:list-item>
            </text:list>
          </draw:text-box>
          <svg:title/>
          <svg:desc/>
        </draw:frame>
      </draw:page>
      <draw:page draw:name="Slide14" draw:style-name="a800" draw:master-page-name="Master1-Layout12-tx-Title-and-Text" presentation:presentation-page-layout-name="Master1-PPL12" draw:id="Slide-269">
        <draw:frame draw:id="id119" presentation:style-name="a804" draw:name="Title 1" svg:x="1.38in" svg:y="0.4in" svg:width="10.6in" svg:height="1.44965in" presentation:class="title" presentation:placeholder="false">
          <draw:text-box>
            <text:p text:style-name="a803" text:class-names="" text:cond-style-name=""><text:span text:style-name="a801" text:class-names=""><text:s text:c="1"/>Why they endured (11:10, 13-15, 16b, 26, 35c)<text:s text:c="1"/></text:span><text:span text:style-name="a802" text:class-names=""/></text:p>
          </draw:text-box>
          <svg:title/>
          <svg:desc/>
        </draw:frame>
        <draw:frame draw:id="id120" presentation:style-name="a817" draw:name="Text Placeholder 2" svg:x="1.38in" svg:y="2in" svg:width="9.4in" svg:height="4.75868in" presentation:class="outline" presentation:placeholder="false">
          <draw:text-box>
            <text:list text:style-name="a807">
              <text:list-item>
                <text:p text:style-name="a806" text:class-names="" text:cond-style-name=""><text:span text:style-name="a805" text:class-names=""><text:s text:c="1"/>They saw the invisible City of God (11:10, 13-15, 16b).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<text:s text:c="1"/>They believed that suffering for the sake of Christ was better than having all the riches of this world (11:26).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<text:s text:c="1"/>They looked forward to their own resurrection (11:35c).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/></text:p>
              </text:list-item>
            </text:list>
          </draw:text-box>
          <svg:title/>
          <svg:desc/>
        </draw:frame>
      </draw:page>
      <draw:page draw:name="Slide15" draw:style-name="a818" draw:master-page-name="Master1-Layout12-tx-Title-and-Text" presentation:presentation-page-layout-name="Master1-PPL12" draw:id="Slide-270">
        <draw:frame draw:id="id121" presentation:style-name="a822" draw:name="Title 1" svg:x="1.38in" svg:y="0.4in" svg:width="10.6in" svg:height="1.44965in" presentation:class="title" presentation:placeholder="false">
          <draw:text-box>
            <text:p text:style-name="a821" text:class-names="" text:cond-style-name=""><text:span text:style-name="a819" text:class-names=""><text:s text:c="1"/>THE EXAMPLES OF FAITH (11:4-5, 7-40)<text:s text:c="1"/></text:span><text:span text:style-name="a820" text:class-names=""/></text:p>
          </draw:text-box>
          <svg:title/>
          <svg:desc/>
        </draw:frame>
        <draw:frame draw:id="id122" presentation:style-name="a841" draw:name="Text Placeholder 2" svg:x="1.38in" svg:y="2in" svg:width="9.4in" svg:height="4.75868in" presentation:class="outline" presentation:placeholder="false">
          <draw:text-box>
            <text:list text:style-name="a825">
              <text:list-item>
                <text:p text:style-name="a824" text:class-names="" text:cond-style-name=""><text:span text:style-name="a823" text:class-names=""><text:s text:c="1"/>Who they were (11:4a, 5a, 7a, 8a-11a, 12, 17-18, 20a, 21a, 22a, 23a, 24, 27a, 28a, 31a, 32):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<text:s text:c="1"/>What they did (11:4b, 5b, 7b, 8b, 11b, 19, 20b, 21b, 22b, 23b, 25, 27b, 28b-30, 31b, 33-35a)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<text:s text:c="1"/>What they endured (11:35b-38)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<text:s text:c="1"/>Why they endured (11:10, 13-15, 16b, 26, 35c)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<text:s text:c="1"/>What they received (11:16a, 39-40)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/></text:p>
              </text:list-item>
            </text:list>
          </draw:text-box>
          <svg:title/>
          <svg:desc/>
        </draw:frame>
      </draw:page>
      <draw:page draw:name="Slide16" draw:style-name="a842" draw:master-page-name="Master1-Layout12-tx-Title-and-Text" presentation:presentation-page-layout-name="Master1-PPL12" draw:id="Slide-271">
        <draw:frame draw:id="id123" presentation:style-name="a846" draw:name="Title 1" svg:x="1.38in" svg:y="0.4in" svg:width="10.6in" svg:height="1.44965in" presentation:class="title" presentation:placeholder="false">
          <draw:text-box>
            <text:p text:style-name="a845" text:class-names="" text:cond-style-name=""><text:span text:style-name="a843" text:class-names=""><text:s text:c="1"/>What they received (11:16a, 39-40)<text:s text:c="1"/></text:span><text:span text:style-name="a844" text:class-names=""/></text:p>
          </draw:text-box>
          <svg:title/>
          <svg:desc/>
        </draw:frame>
        <draw:frame draw:id="id124" presentation:style-name="a856" draw:name="Text Placeholder 2" svg:x="1.38in" svg:y="2in" svg:width="9.4in" svg:height="4.75868in" presentation:class="outline" presentation:placeholder="false">
          <draw:text-box>
            <text:list text:style-name="a849">
              <text:list-item>
                <text:p text:style-name="a848" text:class-names="" text:cond-style-name=""><text:span text:style-name="a847" text:class-names=""><text:s text:c="1"/>In the past (11:16a, 39):<text:s text:c="1"/>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><text:s text:c="1"/>In the future (11:40):<text:s text:c="1"/>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/></text:p>
              </text:list-item>
            </text:list>
          </draw:text-box>
          <svg:title/>
          <svg:desc/>
        </draw:frame>
      </draw:page>
      <draw:page draw:name="Slide17" draw:style-name="a857" draw:master-page-name="Master1-Layout12-tx-Title-and-Text" presentation:presentation-page-layout-name="Master1-PPL12" draw:id="Slide-272">
        <draw:frame draw:id="id125" presentation:style-name="a861" draw:name="Title 1" svg:x="1.38in" svg:y="0.4in" svg:width="10.6in" svg:height="1.44965in" presentation:class="title" presentation:placeholder="false">
          <draw:text-box>
            <text:p text:style-name="a860" text:class-names="" text:cond-style-name=""><text:span text:style-name="a858" text:class-names=""><text:s text:c="1"/>THE EXAMPLES OF FAITH (11:4-5, 7-40)<text:s text:c="1"/></text:span><text:span text:style-name="a859" text:class-names=""/></text:p>
          </draw:text-box>
          <svg:title/>
          <svg:desc/>
        </draw:frame>
        <draw:frame draw:id="id126" presentation:style-name="a880" draw:name="Text Placeholder 2" svg:x="1.38in" svg:y="2in" svg:width="9.4in" svg:height="4.75868in" presentation:class="outline" presentation:placeholder="false">
          <draw:text-box>
            <text:list text:style-name="a864">
              <text:list-item>
                <text:p text:style-name="a863" text:class-names="" text:cond-style-name=""><text:span text:style-name="a862" text:class-names=""><text:s text:c="1"/>Who they were (11:4a, 5a, 7a, 8a-11a, 12, 17-18, 20a, 21a, 22a, 23a, 24, 27a, 28a, 31a, 32):<text:s text:c="1"/>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<text:s text:c="1"/>What they did (11:4b, 5b, 7b, 8b, 11b, 19, 20b, 21b, 22b, 23b, 25, 27b, 28b-30, 31b, 33-35a)<text:s text:c="1"/>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><text:s text:c="1"/>What they endured (11:35b-38)<text:s text:c="1"/>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><text:s text:c="1"/>Why they endured (11:10, 13-15, 16b, 26, 35c)<text:s text:c="1"/>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<text:s text:c="1"/>What they received (11:16a, 39-40)<text:s text:c="1"/>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/></text:p>
              </text:list-item>
            </text:list>
          </draw:text-box>
          <svg:title/>
          <svg:desc/>
        </draw:frame>
      </draw:page>
      <draw:page draw:name="Slide18" draw:style-name="a881" draw:master-page-name="Master1-Layout12-tx-Title-and-Text" presentation:presentation-page-layout-name="Master1-PPL12" draw:id="Slide-273">
        <draw:frame draw:id="id127" presentation:style-name="a885" draw:name="Title 1" svg:x="1.38in" svg:y="0.4in" svg:width="10.6in" svg:height="1.44965in" presentation:class="title" presentation:placeholder="false">
          <draw:text-box>
            <text:p text:style-name="a884" text:class-names="" text:cond-style-name=""><text:span text:style-name="a882" text:class-names="">The Explanation of Faith (11:1-3, 6)<text:s text:c="1"/></text:span><text:span text:style-name="a883" text:class-names=""/></text:p>
          </draw:text-box>
          <svg:title/>
          <svg:desc/>
        </draw:frame>
        <draw:frame draw:id="id128" presentation:style-name="a898" draw:name="Text Placeholder 2" svg:x="1.38in" svg:y="2in" svg:width="9.4in" svg:height="4.75868in" presentation:class="outline" presentation:placeholder="false">
          <draw:text-box>
            <text:list text:style-name="a888">
              <text:list-item>
                <text:p text:style-name="a887" text:class-names="" text:cond-style-name=""><text:span text:style-name="a886" text:class-names=""><text:s text:c="1"/>Its nature (11:1-2)<text:s text:c="1"/>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><text:s text:c="1"/>Its necessity (11:3, 6)<text:s text:c="1"/></text:span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><text:s text:c="1"/>THE EXAMPLES OF FAITH (11:4-5, 7-40)<text:s text:c="1"/>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/></text:p>
              </text:list-item>
            </text:list>
          </draw:text-box>
          <svg:title/>
          <svg:desc/>
        </draw:frame>
      </draw:page>
      <draw:page draw:name="Slide19" draw:style-name="a899" draw:master-page-name="Master1-Layout1-title-Title-Slide" presentation:presentation-page-layout-name="Master1-PPL1" draw:id="Slide-274">
        <draw:frame draw:id="id129" presentation:style-name="a903" draw:name="Title 1" svg:x="1.38in" svg:y="0.83in" svg:width="10.3in" svg:height="4.42in" presentation:class="title" presentation:placeholder="false">
          <draw:text-box>
            <text:p text:style-name="a902" text:class-names="" text:cond-style-name=""><text:span text:style-name="a900" text:class-names="">Hebrews 11<text:s text:c="1"/></text:span><text:span text:style-name="a901" text:class-names=""/></text:p>
          </draw:text-box>
          <svg:title/>
          <svg:desc/>
        </draw:frame>
        <draw:frame draw:id="id130" presentation:style-name="a908" draw:name="Subtitle 2" svg:x="1.38in" svg:y="5.25in" svg:width="10.3in" svg:height="1.85in" presentation:class="subtitle" presentation:placeholder="false">
          <draw:text-box>
            <text:p text:style-name="a905" text:class-names="" text:cond-style-name=""><text:span text:style-name="a904" text:class-names="">The Explanation of Faith (11:1-3, 6)<text:s text:c="1"/></text:span></text:p>
            <text:p text:style-name="a907" text:class-names="" text:cond-style-name=""><text:span text:style-name="a90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brews 11 </dc:title>
    <meta:initial-creator>David STRICKLAND</meta:initial-creator>
    <dc:creator>David STRICKLAND</dc:creator>
    <meta:creation-date>2020-02-22T19:27:51Z</meta:creation-date>
    <dc:date>2020-02-22T19:27:52Z</dc:date>
    <meta:template xlink:href="BibleStudy" xlink:type="simple"/>
    <meta:editing-cycles>1</meta:editing-cycles>
    <meta:editing-duration>PT0S</meta:editing-duration>
    <meta:document-statistic meta:paragraph-count="103" meta:word-count="1302"/>
  </office:meta>
</office:document-meta>
</file>